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6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4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5" table:number-columns-repeated="55" table:default-cell-style-name="ce30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1" office:value-type="string" calcext:value-type="string">
              <text:p>NF - SERV. PROD. </text:p>
            </table:table-cell>
            <table:table-cell table:style-name="ce34" office:value-type="string" calcext:value-type="string">
              <text:p>R$</text:p>
            </table:table-cell>
            <table:table-cell table:style-name="ce37"/>
            <table:table-cell table:style-name="ce39" office:value-type="string" calcext:value-type="string">
              <text:p>PAGO</text:p>
            </table:table-cell>
            <table:table-cell table:style-name="ce34" office:value-type="string" calcext:value-type="string">
              <text:p>VALOR</text:p>
            </table:table-cell>
            <table:table-cell table:style-name="ce42" office:value-type="string" calcext:value-type="string">
              <text:p>DATA</text:p>
            </table:table-cell>
            <table:table-cell table:style-name="ce44" office:value-type="string" calcext:value-type="string">
              <text:p>SALDO DEVEDOR</text:p>
            </table:table-cell>
            <table:table-cell table:style-name="ce39" office:value-type="string" calcext:value-type="string">
              <text:p>OBS.:</text:p>
            </table:table-cell>
            <table:table-cell table:style-name="ce49" table:number-columns-repeated="55"/>
          </table:table-row>
        </table:table-header-rows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Mens. 07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8-22" calcext:value-type="date">
            <text:p>22/08/2025</text:p>
          </table:table-cell>
          <table:table-cell table:style-name="ce35" table:formula="of:=[.C2]-[.F2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NF 13274 - mens. 07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8-22" calcext:value-type="date">
            <text:p>22/08/2025</text:p>
          </table:table-cell>
          <table:table-cell table:style-name="ce35" table:formula="of:=[.C3]-[.F3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2" office:value-type="string" calcext:value-type="string">
            <text:p>Mens. 08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9-16" calcext:value-type="date">
            <text:p>16/09/2025</text:p>
          </table:table-cell>
          <table:table-cell table:style-name="ce35" table:formula="of:=[.C4]-[.F4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2" office:value-type="string" calcext:value-type="string">
            <text:p>NF 13288 - mens. 08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9-16" calcext:value-type="date">
            <text:p>16/09/2025</text:p>
          </table:table-cell>
          <table:table-cell table:style-name="ce35" table:formula="of:=[.C5]-[.F5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2" office:value-type="string" calcext:value-type="string">
            <text:p>Mens. 09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10-13" calcext:value-type="date">
            <text:p>13/10/2025</text:p>
          </table:table-cell>
          <table:table-cell table:style-name="ce35" table:formula="of:=[.C6]-[.F6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2" office:value-type="string" calcext:value-type="string">
            <text:p>NF 13302 - mens. 09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10-13" calcext:value-type="date">
            <text:p>13/10/2025</text:p>
          </table:table-cell>
          <table:table-cell table:style-name="ce35" table:formula="of:=[.C7]-[.F7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32" office:value-type="string" calcext:value-type="string">
            <text:p>Mens. 10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11-24" calcext:value-type="date">
            <text:p>24/11/2025</text:p>
          </table:table-cell>
          <table:table-cell table:style-name="ce35" table:formula="of:=[.C8]-[.F8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32" office:value-type="string" calcext:value-type="string">
            <text:p>NF 13316 - mens. 10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11-24" calcext:value-type="date">
            <text:p>24/11/2025</text:p>
          </table:table-cell>
          <table:table-cell table:style-name="ce35" table:formula="of:=[.C9]-[.F9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11-30" calcext:value-type="date">
            <text:p>30/11/2025</text:p>
          </table:table-cell>
          <table:table-cell table:style-name="ce32" office:value-type="string" calcext:value-type="string">
            <text:p>Mens. 11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12-22" calcext:value-type="date">
            <text:p>22/12/2025</text:p>
          </table:table-cell>
          <table:table-cell table:style-name="ce35" table:formula="of:=[.C10]-[.F10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11-30" calcext:value-type="date">
            <text:p>30/11/2025</text:p>
          </table:table-cell>
          <table:table-cell table:style-name="ce32" office:value-type="string" calcext:value-type="string">
            <text:p>NF 13330 - mens. 11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12-22" calcext:value-type="date">
            <text:p>22/12/2025</text:p>
          </table:table-cell>
          <table:table-cell table:style-name="ce35" table:formula="of:=[.C11]-[.F11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12-31" calcext:value-type="date">
            <text:p>31/12/2025</text:p>
          </table:table-cell>
          <table:table-cell table:style-name="ce32" office:value-type="string" calcext:value-type="string">
            <text:p>Mens. 12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7"/>
          <table:table-cell table:style-name="ce35" table:formula="of:=[.C12]-[.F12]" office:value-type="float" office:value="1000" calcext:value-type="float">
            <text:p>1.000,00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12-31" calcext:value-type="date">
            <text:p>31/12/2025</text:p>
          </table:table-cell>
          <table:table-cell table:style-name="ce32" office:value-type="string" calcext:value-type="string">
            <text:p>NF 13344 - mens. 12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7"/>
          <table:table-cell table:style-name="ce35" table:formula="of:=[.C13]-[.F13]" office:value-type="float" office:value="1000" calcext:value-type="float">
            <text:p>1.000,00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8" table:number-columns-repeated="6"/>
          <table:table-cell table:style-name="ce43" office:value-type="string" calcext:value-type="string">
            <text:p>TOTAL</text:p>
          </table:table-cell>
          <table:table-cell table:style-name="ce34" table:formula="of:=SUM([.H2:.H13])" office:value-type="float" office:value="2000" calcext:value-type="float">
            <text:p>2.000,00</text:p>
          </table:table-cell>
          <table:table-cell table:style-name="ce39"/>
          <table:table-cell table:style-name="ce49" table:number-columns-repeated="55"/>
        </table:table-row>
        <table:table-row table:style-name="ro3" table:number-rows-repeated="31980">
          <table:table-cell table:style-name="ce29"/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29"/>
          <table:table-cell table:style-name="ce36"/>
          <table:table-cell table:style-name="ce41"/>
          <table:table-cell table:style-name="ce49" table:number-columns-repeated="55"/>
        </table:table-row>
        <table:table-row table:style-name="ro3" table:number-rows-repeated="1016566">
          <table:table-cell table:number-columns-repeated="64"/>
        </table:table-row>
        <table:table-row table:style-name="ro4" table:number-rows-repeated="1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pt" style:country-asian="BR" style:font-family-complex="Tahoma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5:03:03.865754532">00:00:00</text:time></text:span><text:span text:style-name="MT2"><text:s/></text:span></text:p>
        </style:region-center>
        <style:region-right>
          <text:p><text:span text:style-name="MT4">Ibifolhas Comércio de Hortifruti Ltda.</text:span></text:p>
          <text:p><text:span text:style-name="MT2">Sr. Kajiro / Sra. Rumy - Tel.: 3249-2649 / 3249-115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Ibifolhas Comércio de Hortifruti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5:03:03.86882178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6-01-05T15:03:32.419803821</dc:date>
    <dc:language>pt-PT</dc:language>
    <meta:editing-cycles>613</meta:editing-cycles>
    <meta:editing-duration>PT15H47M15S</meta:editing-duration>
    <meta:print-date>2025-11-04T11:44:23.542686100</meta:print-date>
    <meta:document-statistic meta:table-count="1" meta:cell-count="92" meta:object-count="0"/>
    <meta:user-defined meta:name="Info 0"/>
    <meta:user-defined meta:name="Info 1"/>
    <meta:user-defined meta:name="Info 2"/>
    <meta:user-defined meta:name="Info 3"/>
  </office:meta>
</office:document-meta>
</file>